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.80000019073486pt" style:font-size-asian="9.80000019073486pt" style:font-size-complex="9.80000019073486pt"/>
    </style:style>
    <style:style style:name="P5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P6" style:family="paragraph" style:parent-style-name="Standard" style:list-style-name="L1">
      <style:text-properties fo:font-size="11.5pt" style:font-size-asian="11.5pt" style:font-size-complex="11.5pt"/>
    </style:style>
    <style:style style:name="P7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9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T12" style:family="text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3701735646131055180" text:style-name="L1">
        <text:list-item>
          <text:p text:style-name="P6">Lower than usual heart rate. </text:p>
          <text:p text:style-name="P6">In the morning while still in bed it is about 40 bpm, down about 7 beats from what it was in July. </text:p>
          <text:p text:style-name="P6">During the day sitting in a chair it is about 47 bpm, down about 12 beats from what it was in July. </text:p>
        </text:list-item>
        <text:list-item>
          <text:p text:style-name="P6">Fatigue</text:p>
        </text:list-item>
        <text:list-item>
          <text:p text:style-name="P6">Heart skipping about every 10<text:span text:style-name="T1">th</text:span> beat.</text:p>
        </text:list-item>
        <text:list-item>
          <text:p text:style-name="P6">periodic dizziness</text:p>
        </text:list-item>
        <text:list-item>
          <text:p text:style-name="P6"><text:soft-page-break/>puffy feeling left side of face</text:p>
        </text:list-item>
        <text:list-item>
          <text:p text:style-name="P6">slight sick feeling when dizzy</text:p>
        </text:list-item>
        <text:list-item>
          <text:p text:style-name="P7">slight headache most of the time</text:p>
        </text:list-item>
        <text:list-item>
          <text:p text:style-name="P7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41175509" text:continue-numbering="true" text:style-name="L1">
        <text:list-header>
          <text:p text:style-name="P6">In the morning while still in bed it is about 51 bpm, up about 11 beats from what it was on Sept 13. </text:p>
          <text:p text:style-name="P8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 <text:s/>In the evening I was looking at stars with Jamie and students. Bending the neck back for 15 minutes or so made me dizzy and a little sick for a half hour. <text:s/>This made me think there is something wrong with my neck. For some of our visit in Amsterdam I wa painting while looking up to the ceiling, and I didn't feel well for some of my visit.</text:p>
      <text:p text:style-name="P3"><text:soft-page-break/></text:p>
      <text:p text:style-name="P4"/>
      <text:p text:style-name="P4">Oct 6 PRB=51 <text:span text:style-name="T11">2x50 mg of CoQ10 Dr Vukmer suggested <text:s/>MRI should be taken to rule out </text:span><text:span text:style-name="T10">Arnold Chiari <text:tab/>Malformation.</text:span></text:p>
      <text:p text:style-name="P4">Oct 7 PRB=53 <text:span text:style-name="T11">2x50 mg of CoQ10</text:span></text:p>
      <text:p text:style-name="P4">Oct 8 PRB=51 <text:s text:c="2"/>No Co Q10, Too much of it has made me slightly faint as though blood pressure was low.</text:p>
      <text:p text:style-name="P4">Oct 9 PRB=48 <text:s text:c="2"/>No CoQ10, No dizziness. I decided to take 50 mg CoQ10 when my PRB is <text:span text:style-name="T8">less than 47 bpm.</text:span></text:p>
      <text:p text:style-name="P5">Oct 10 PRB=50 <text:s/>No CoQ10, Started to feel not as good as I have been. Dizzy</text:p>
      <text:p text:style-name="P5">Oct 11 PRB=49 <text:s/>No CoQ10 in AM, Still have dizziness, ringing in ears, skipping beats on one occasion and very slight <text:tab/>numbness in face. chewing made me a little dizzy. Oyler ordering MRI <text:tab/>and wants me to make appointment with a <text:tab/>neurologist. He said last year's MRI should have shown possibility of <text:s/>Arnold Chiari Malformation if it were there <text:tab/>last year. He is concerned with persistent fetal circulation pattern <text:s/>demonstrated to the right posterior cerebral artery <text:tab/>mentioned in last year,s MRI of head. <text:s/>I have noted in the past whenever I <text:s/>take CoQ10 I feel better. I will take 50 mg <text:tab/>of <text:s/>CoQ10 today. <text:s/>WHEN I LOOK AT MY NOSE WITH CROSSED EYES, THE BACK OF MY LEFT EYE <text:tab/>HURTS/ I started doing neck stretching exercises.</text:p>
      <text:p text:style-name="Standard"><text:span text:style-name="T12">Oct 12 <text:s/>PRB=50+/- <text:s text:c="4"/>50 mg CoQ10 in evening ubiquinol</text:span></text:p>
      <text:p text:style-name="Standard"><text:span text:style-name="T12">Oct 13 <text:s/>PRB=50+/- <text:s text:c="8"/>50 mg CoQ10 in evening <text:s text:c="2"/>ubiquinol</text:span></text:p>
      <text:p text:style-name="Standard"><text:span text:style-name="T12">Oct14 <text:s text:c="2"/>PRB=50+/- <text:s text:c="7"/>100 mg CoQ10 in evening ubiquinone tomorrow will take this <text:s/>in AM too</text:span></text:p>
      <text:p text:style-name="P5"/>
      <text:p text:style-name="P5"/>
      <text:p text:style-name="P5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4T21:00:00.23</dc:date>
    <dc:creator>James Lombardi</dc:creator>
    <meta:editing-duration>PT14H59M57S</meta:editing-duration>
    <meta:editing-cycles>98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3" meta:paragraph-count="68" meta:word-count="1789" meta:character-count="9341"/>
  </office:meta>
</office:document-meta>
</file>